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Contract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XSLContract( boolean allowXml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setUsage( String u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setAllowXmlProperties( boolean allowXml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isAllowXm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getXs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execute( InputStream dataStream , HashMap &lt; String , ? &gt; properti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XSLContract.setXslSource( Source xsl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initializeFromStream(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LContrac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ntra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